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004cm" fo:margin-left="-0.106cm" fo:margin-top="0cm" fo:margin-bottom="0cm" table:align="left"/>
    </style:style>
    <style:style style:name="Table1.A" style:family="table-column">
      <style:table-column-properties style:column-width="4.464cm"/>
    </style:style>
    <style:style style:name="Table1.B" style:family="table-column">
      <style:table-column-properties style:column-width="2.256cm"/>
    </style:style>
    <style:style style:name="Table1.C" style:family="table-column">
      <style:table-column-properties style:column-width="4.385cm"/>
    </style:style>
    <style:style style:name="Table1.E" style:family="table-column">
      <style:table-column-properties style:column-width="4.383cm"/>
    </style:style>
    <style:style style:name="Table1.F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"><text:span text:style-name="T1">DATA MASYARAKAT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surat_pengantar_ktp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Surat_pengantar_kk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ni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_masyaaka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_masyaakat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no_k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pengaju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o_kk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o_k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ik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jenis_kelam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pengajua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empat_la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jenis_kelam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tanggal_la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empat_la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jenis_kelami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status_menika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la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empat_lahi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ekerja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lahir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kewarganegara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ewarganegara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lamat(kampung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lama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kewarganegaraan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ost_k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lamat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w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ost_kk_lam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des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ost_ktp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kecamat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Surat_domisili</text:span>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kode pos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kabupate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_masyaaka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provinsi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pengaju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role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role_i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o_k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>activ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ole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jenis_kelami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empat_la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jabatan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la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ole_i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gama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nama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ekerjaan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alama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rt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tanggal_berakhi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ost_k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t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post_ktp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<text:span text:style-name="T1">rw</text:span>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id</text:p>
          </table:table-cell>
          <table:table-cell table:style-name="Table1.A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rw</text:p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9:06:07.160000000</meta:creation-date>
    <dc:date>2021-05-20T19:06:57.375000000</dc:date>
    <meta:editing-duration>PT50S</meta:editing-duration>
    <meta:editing-cycles>1</meta:editing-cycles>
    <meta:document-statistic meta:table-count="1" meta:image-count="0" meta:object-count="0" meta:page-count="1" meta:paragraph-count="81" meta:word-count="83" meta:character-count="659" meta:non-whitespace-character-count="657"/>
    <meta:generator>LibreOffice/7.0.1.2$Windows_x86 LibreOffice_project/7cbcfc562f6eb6708b5ff7d7397325de9e764452</meta:generator>
  </office:meta>
</office:document-meta>
</file>